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2.1799in" table:align="margins"/>
    </style:style>
    <style:style style:name="Table4.A" style:family="table-column">
      <style:table-column-properties style:column-width="1.0896in" style:rel-column-width="32757*"/>
    </style:style>
    <style:style style:name="Table4.B" style:family="table-column">
      <style:table-column-properties style:column-width="1.0903in" style:rel-column-width="32778*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A3" style:family="table-cell">
      <style:table-cell-properties fo:padding="0in" fo:border="none"/>
    </style:style>
    <style:style style:name="Table4.A4" style:family="table-cell">
      <style:table-cell-properties fo:padding="0in" fo:border="none"/>
    </style:style>
    <style:style style:name="Table4.A5" style:family="table-cell">
      <style:table-cell-properties fo:padding="0in" fo:border="none"/>
    </style:style>
    <style:style style:name="Table4.B5" style:family="table-cell">
      <style:table-cell-properties fo:padding="0in" fo:border="none"/>
    </style:style>
    <style:style style:name="Table4.A6" style:family="table-cell">
      <style:table-cell-properties fo:padding="0in" fo:border="none"/>
    </style:style>
    <style:style style:name="Table4.B6" style:family="table-cell">
      <style:table-cell-properties fo:padding="0in" fo:border="none"/>
    </style:style>
    <style:style style:name="Table1" style:family="table">
      <style:table-properties style:width="2.1799in" table:align="margins"/>
    </style:style>
    <style:style style:name="Table1.A" style:family="table-column">
      <style:table-column-properties style:column-width="1.0889in" style:rel-column-width="1568*"/>
    </style:style>
    <style:style style:name="Table1.B" style:family="table-column">
      <style:table-column-properties style:column-width="1.091in" style:rel-column-width="1571*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3" style:family="table-cell">
      <style:table-cell-properties fo:padding="0in" fo:border="none"/>
    </style:style>
    <style:style style:name="Table1.A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B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A7" style:family="table-cell">
      <style:table-cell-properties fo:padding="0in" fo:border="none"/>
    </style:style>
    <style:style style:name="Table1.B7" style:family="table-cell">
      <style:table-cell-properties fo:padding="0in" fo:border="none"/>
    </style:style>
    <style:style style:name="Table2" style:family="table">
      <style:table-properties style:width="2.1799in" table:align="margins"/>
    </style:style>
    <style:style style:name="Table2.A" style:family="table-column">
      <style:table-column-properties style:column-width="1.0896in" style:rel-column-width="32757*"/>
    </style:style>
    <style:style style:name="Table2.B" style:family="table-column">
      <style:table-column-properties style:column-width="1.0903in" style:rel-column-width="32778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B7" style:family="table-cell">
      <style:table-cell-properties fo:padding="0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Source Sans Pro" fo:font-size="7pt" officeooo:rsid="001bb431" officeooo:paragraph-rsid="011c899a" style:font-size-asian="7pt" style:font-size-complex="7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Source Sans Pro" fo:font-size="7pt" officeooo:rsid="001bb431" officeooo:paragraph-rsid="01340d9f" style:font-size-asian="7pt" style:font-size-complex="7p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7pt" fo:font-weight="bold" officeooo:rsid="001bb431" officeooo:paragraph-rsid="011c899a" style:font-size-asian="7pt" style:font-weight-asian="bold" style:font-size-complex="7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7pt" fo:font-weight="bold" officeooo:rsid="001bb431" officeooo:paragraph-rsid="01340d9f" style:font-size-asian="7pt" style:font-weight-asian="bold" style:font-size-complex="7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7pt" fo:font-weight="normal" officeooo:rsid="001bb431" officeooo:paragraph-rsid="01340d9f" style:font-size-asian="7pt" style:font-weight-asian="normal" style:font-size-complex="7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000000" style:font-name="Liberation Sans" fo:font-size="6pt" fo:font-weight="normal" officeooo:rsid="0020a2d7" officeooo:paragraph-rsid="01340d9f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990000"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340d9f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3411a1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style:font-name="Source Sans Pro" fo:font-size="8pt" style:font-size-asian="8pt" style:font-size-complex="8pt"/>
    </style:style>
    <style:style style:name="P15" style:family="paragraph" style:parent-style-name="Table_20_Contents">
      <style:text-properties style:font-name="Source Sans Pro" fo:font-size="8pt" officeooo:paragraph-rsid="01340d9f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color="#990000" style:font-name="Source Sans Pro" fo:font-size="7pt" officeooo:rsid="0109dd6e" officeooo:paragraph-rsid="01340d9f" style:font-size-asian="7pt" style:font-size-complex="7pt"/>
    </style:style>
    <style:style style:name="P17" style:family="paragraph" style:parent-style-name="Standard" style:master-page-name="Standard">
      <style:paragraph-properties fo:margin-top="0in" fo:margin-bottom="0in" style:contextual-spacing="false" fo:line-height="100%" style:page-number="auto" fo:break-before="page"/>
      <style:text-properties style:font-name="Source Sans Pro" fo:font-size="6pt" officeooo:rsid="00057f84" officeooo:paragraph-rsid="00e00906" style:font-size-asian="6pt" style:font-size-complex="6pt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7pt" fo:font-weight="bold" officeooo:rsid="001bb431" officeooo:paragraph-rsid="011c899a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Source Sans Pro" fo:font-size="6pt" fo:font-weight="normal" officeooo:rsid="0139a5bd" officeooo:paragraph-rsid="0139a5bd" fo:background-color="transparent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990000" style:font-name="Source Sans Pro" fo:font-size="7pt" officeooo:rsid="0109dd6e" officeooo:paragraph-rsid="0139a5bd" style:font-size-asian="7pt" style:font-size-complex="7pt"/>
    </style:style>
    <style:style style:name="P2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5pt" fo:font-weight="normal" officeooo:rsid="0139a5bd" officeooo:paragraph-rsid="013c8618" fo:background-color="transparent" style:font-size-asian="5pt" style:font-weight-asian="normal" style:font-size-complex="5pt" style:font-weight-complex="normal"/>
    </style:style>
    <style:style style:name="P22" style:family="paragraph" style:parent-style-name="Frame_20_contents">
      <style:paragraph-properties fo:text-align="center" style:justify-single-word="false"/>
    </style:style>
    <style:style style:name="T1" style:family="text">
      <style:text-properties fo:font-weight="normal" officeooo:rsid="00d96f60" style:font-weight-asian="normal" style:font-weight-complex="normal"/>
    </style:style>
    <style:style style:name="T2" style:family="text">
      <style:text-properties fo:font-weight="normal" officeooo:rsid="0109dd6e" style:font-weight-asian="normal" style:font-weight-complex="normal"/>
    </style:style>
    <style:style style:name="T3" style:family="text">
      <style:text-properties fo:font-weight="normal" officeooo:rsid="01340d9f" style:font-weight-asian="normal" style:font-weight-complex="normal"/>
    </style:style>
    <style:style style:name="T4" style:family="text">
      <style:text-properties fo:font-weight="normal" officeooo:rsid="00d96f60" fo:background-color="transparent" loext:char-shading-value="0" style:font-weight-asian="normal" style:font-weight-complex="normal"/>
    </style:style>
    <style:style style:name="T5" style:family="text">
      <style:text-properties officeooo:rsid="0117db8a"/>
    </style:style>
    <style:style style:name="T6" style:family="text">
      <style:text-properties fo:color="#000000"/>
    </style:style>
    <style:style style:name="T7" style:family="text">
      <style:text-properties fo:color="#000000" officeooo:rsid="0117db8a"/>
    </style:style>
    <style:style style:name="T8" style:family="text">
      <style:text-properties fo:color="#000000" fo:font-weight="normal" officeooo:rsid="00d96f60" fo:background-color="transparent" loext:char-shading-value="0" style:font-weight-asian="normal" style:font-weight-complex="normal"/>
    </style:style>
    <style:style style:name="T9" style:family="text">
      <style:text-properties fo:color="#000000" fo:font-size="9pt" fo:font-weight="normal" officeooo:rsid="00d96f60" fo:background-color="transparent" loext:char-shading-value="0" style:font-size-asian="9pt" style:font-weight-asian="normal" style:font-size-complex="9pt" style:font-weight-complex="normal"/>
    </style:style>
    <style:style style:name="T10" style:family="text">
      <style:text-properties fo:color="#000000" fo:font-size="8.5pt" fo:font-weight="normal" officeooo:rsid="00d96f60" fo:background-color="transparent" loext:char-shading-value="0" style:font-size-asian="8.5pt" style:font-weight-asian="normal" style:font-size-complex="8.5pt" style:font-weight-complex="normal"/>
    </style:style>
    <style:style style:name="T11" style:family="text">
      <style:text-properties officeooo:rsid="00d96f60"/>
    </style:style>
    <style:style style:name="T12" style:family="text">
      <style:text-properties officeooo:rsid="00d96f60" fo:background-color="transparent" loext:char-shading-value="0"/>
    </style:style>
    <style:style style:name="T13" style:family="text">
      <style:text-properties fo:font-size="9pt" fo:font-weight="normal" officeooo:rsid="00d96f60" fo:background-color="transparent" loext:char-shading-value="0" style:font-size-asian="9pt" style:font-weight-asian="normal" style:font-size-complex="9pt" style:font-weight-complex="normal"/>
    </style:style>
    <style:style style:name="T14" style:family="text">
      <style:text-properties fo:font-size="8pt" fo:font-weight="normal" officeooo:rsid="00d96f60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font-size="7.5pt" fo:font-weight="normal" officeooo:rsid="00d96f60" fo:background-color="transparent" loext:char-shading-value="0" style:font-size-asian="7.5pt" style:font-weight-asian="normal" style:font-size-complex="7.5pt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product in object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0"><text:placeholder text:placeholder-type="text">&lt;if test="numero == 1"&gt;</text:placeholder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7"><text:placeholder text:placeholder-type="text">&lt;product.name&gt;</text:placeholder></text:p>
          </table:table-cell>
          <table:covered-table-cell/>
        </table:table-row>
        <table:table-row>
          <table:table-cell table:style-name="Table4.A3" table:number-columns-spanned="2" office:value-type="string">
            <text:p text:style-name="P13"><text:span text:style-name="T7">CÓDIGO:</text:span><text:span text:style-name="T5"> </text:span><text:span text:style-name="T6"><text:placeholder text:placeholder-type="text">&lt;code&gt;</text:placeholder></text:span></text:p>
          </table:table-cell>
          <table:covered-table-cell/>
        </table:table-row>
        <table:table-row>
          <table:table-cell table:style-name="Table4.A4" table:number-columns-spanned="2" office:value-type="string">
            <text:p text:style-name="P4"><draw:frame draw:style-name="fr1" draw:name="image: (StringIO(str(barcode1)), 'image/jpeg')" text:anchor-type="paragraph" svg:x="1.0181in" svg:y="0.2728in" style:rel-width="51%" svg:height="0.361in" draw:z-index="0"><draw:text-box fo:min-height="106%" fo:min-width="1.128in"><text:p text:style-name="P3"/></draw:text-box></draw:frame><text:span text:style-name="T1">P</text:span><text:span text:style-name="T2">recio:</text:span><text:span text:style-name="T4"> </text:span><text:span text:style-name="T14"><text:placeholder text:placeholder-type="text">&lt;formatLang(precio, company.party.lang, currency=company.currency)&gt;</text:placeholder></text:span></text:p>
          </table:table-cell>
          <table:covered-table-cell/>
        </table:table-row>
        <table:table-row>
          <table:table-cell table:style-name="Table4.A5" office:value-type="string">
            <text:p text:style-name="P19">TONERS Soluciones Tecnológicas</text:p>
          </table:table-cell>
          <table:table-cell table:style-name="Table4.B5" office:value-type="string">
            <text:p text:style-name="P14"/>
          </table:table-cell>
        </table:table-row>
        <text:soft-page-break/>
        <table:table-row>
          <table:table-cell table:style-name="Table4.A6" office:value-type="string">
            <text:p text:style-name="P11"><text:placeholder text:placeholder-type="text">&lt;/if&gt;</text:placeholder></text:p>
          </table:table-cell>
          <table:table-cell table:style-name="Table4.B6" office:value-type="string">
            <text:p text:style-name="P14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<text:placeholder text:placeholder-type="text">&lt;if test="numero == 2"&gt;</text:placeholder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<text:placeholder text:placeholder-type="text">&lt;product.name&gt;</text:placeholder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2"><text:span text:style-name="T7">CÓDIGO:</text:span><text:span text:style-name="T5"> </text:span><text:span text:style-name="T6"><text:placeholder text:placeholder-type="text">&lt;code&gt;</text:placeholder></text:span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5"><draw:frame draw:style-name="fr2" draw:name="image: (StringIO(str(barcode2)), 'image/jpeg')" text:anchor-type="paragraph" svg:x="1.4673in" svg:y="0.4445in" style:rel-width="72%" svg:height="0.3937in" draw:z-index="2"><draw:text-box fo:min-height="47%" fo:min-width="1.5811in"><text:p text:style-name="P3"/></draw:text-box></draw:frame><text:span text:style-name="T1">P</text:span><text:span text:style-name="T2">recio </text:span><text:span text:style-name="T3">Normal</text:span><text:span text:style-name="T2">:</text:span><text:span text:style-name="T4"> </text:span><text:span text:style-name="T15"><text:placeholder text:placeholder-type="text">&lt;formatLang(preci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1.A5" office:value-type="string">
            <text:p text:style-name="P20"><text:span text:style-name="T6">Oferta Efectivo: </text:span><text:span text:style-name="T10"><text:placeholder text:placeholder-type="text">&lt;formatLang(precio_oferta, company.party.lang, currency=company.currency)&gt;</text:placeholder></text:span><text:soft-page-break/></text:p>
          </table:table-cell>
          <table:table-cell table:style-name="Table1.B5" office:value-type="string">
            <text:p text:style-name="P15"/>
          </table:table-cell>
        </table:table-row>
        <table:table-row>
          <table:table-cell table:style-name="Table1.A6" table:number-columns-spanned="2" office:value-type="string">
            <text:p text:style-name="P21">TONERS Soluciones Tecnológicas</text:p>
          </table:table-cell>
          <table:covered-table-cell/>
        </table:table-row>
        <table:table-row>
          <table:table-cell table:style-name="Table1.A7" office:value-type="string">
            <text:p text:style-name="P11"><text:placeholder text:placeholder-type="text">&lt;/if&gt;</text:placeholder></text:p>
          </table:table-cell>
          <table:table-cell table:style-name="Table1.B7" office:value-type="string">
            <text:p text:style-name="P1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0"><text:placeholder text:placeholder-type="text">&lt;if test="numero == 3"&gt;</text:placeholder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"><text:placeholder text:placeholder-type="text">&lt;product.name&gt;</text:placeholder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3"><text:span text:style-name="T7">CÓDIGO:</text:span><text:span text:style-name="T5"> </text:span><text:span text:style-name="T6"><text:placeholder text:placeholder-type="text">&lt;code&gt;</text:placeholder></text:span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9"><text:span text:style-name="T11">Precio Diferido:</text:span><text:span text:style-name="T12"><text:placeholder text:placeholder-type="text">&lt;formatLang(precio_credito, company.party.lang, currency=company.currency)&gt;</text:placeholder></text:span></text:p>
          </table:table-cell>
          <table:covered-table-cell/>
        </table:table-row>
        <text:soft-page-break/>
        <table:table-row>
          <table:table-cell table:style-name="Table2.A5" table:number-columns-spanned="2" office:value-type="string">
            <text:p text:style-name="P5"><text:span text:style-name="T1">P</text:span><text:span text:style-name="T2">recio </text:span><text:span text:style-name="T3">Normal</text:span><text:span text:style-name="T2">:</text:span><text:span text:style-name="T4"> </text:span><text:span text:style-name="T4"><text:placeholder text:placeholder-type="text">&lt;formatLang(precio, company.party.lang, currency=company.currency)&gt;</text:placeholder></text:span></text:p>
          </table:table-cell>
          <table:covered-table-cell/>
        </table:table-row>
        <table:table-row>
          <table:table-cell table:style-name="Table2.A6" office:value-type="string">
            <text:p text:style-name="P16"><text:span text:style-name="T6">Oferta Efectivo: </text:span><text:span text:style-name="T8"><text:placeholder text:placeholder-type="text">&lt;formatLang(precio_oferta, company.party.lang, currency=company.currency)&gt;</text:placeholder></text:span></text:p>
          </table:table-cell>
          <table:table-cell table:style-name="Table2.B6" office:value-type="string">
            <text:p text:style-name="P15"><draw:frame draw:style-name="fr1" draw:name="image: (StringIO(str(barcode3)), 'image/jpeg')" text:anchor-type="paragraph" svg:x="0.0201in" svg:y="0.0201in" style:rel-width="94%" svg:height="0.2047in" draw:z-index="1"><draw:text-box fo:min-height="42%" fo:min-width="1.0252in"><text:p text:style-name="P3"/></draw:text-box></draw:frame></text:p>
          </table:table-cell>
        </table:table-row>
        <text:soft-page-break/>
        <table:table-row>
          <table:table-cell table:style-name="Table2.A7" office:value-type="string">
            <text:p text:style-name="P11"><text:placeholder text:placeholder-type="text">&lt;/if&gt;</text:placeholder></text:p>
          </table:table-cell>
          <table:table-cell table:style-name="Table2.B7" office:value-type="string">
            <text:p text:style-name="P15"/>
          </table:table-cell>
        </table:table-row>
      </table:table>
      <text:p text:style-name="P6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2.2799in" fo:page-height="1.0598in" style:num-format="1" style:print-orientation="landscape" fo:margin-top="0.0201in" fo:margin-bottom="0.0201in" fo:margin-left="0.05in" fo:margin-right="0.05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5H1M21S</meta:editing-duration>
    <meta:editing-cycles>168</meta:editing-cycles>
    <meta:generator>LibreOffice/4.2.8.2$Linux_X86_64 LibreOffice_project/420m0$Build-2</meta:generator>
    <dc:date>2017-01-13T11:47:10.628522096</dc:date>
    <meta:document-statistic meta:table-count="3" meta:image-count="0" meta:object-count="0" meta:page-count="6" meta:paragraph-count="23" meta:word-count="71" meta:character-count="837" meta:non-whitespace-character-count="787"/>
  </office:meta>
</office:document-meta>
</file>